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</office:automatic-styles>
  <office:body>
    <office:text>
      <text:h text:style-name="Title">In bed</text:h>
      <text:h text:style-name="Heading_20_2" text:outline-level="2">I</text:h>
      <text:p text:style-name="First_20_paragraph">I hear the rats run<text:line-break/>in the walls like water<text:line-break/>through a tree. My blood</text:p>
      <text:p text:style-name="Text_20_body">thickens. As I dream<text:line-break/>the masturbation dream<text:line-break/>the shelf above my bed</text:p>
      <text:p text:style-name="Text_20_body">falls covering me in<text:line-break/>dirt and decaying beetles.<text:line-break/>I see my reflection is headless.</text:p>
      <text:h text:style-name="Heading_20_2" text:outline-level="2">II</text:h>
      <text:p text:style-name="First_20_paragraph">When the waves stop<text:line-break/>and the moon grins down<text:line-break/>to overtake me: the car</text:p>
      <text:p text:style-name="Text_20_body">ran up the street that night<text:line-break/>when you were nearly<text:line-break/>molested in your neighbor's house:</text:p>
      <text:p text:style-name="Text_20_body">is this why we don't have<text:line-break/>neighbors? For this the trees<text:line-break/>rot only for us?</text:p>
      <text:h text:style-name="Heading_20_2" text:outline-level="2">III</text:h>
      <text:p text:style-name="First_20_paragraph">I woke screaming and you<text:line-break/>came to sit next to me. I felt<text:line-break/>my eyes were open too wide</text:p>
      <text:p text:style-name="Text_20_body">that I could not shut them<text:line-break/>from the horror movie sitting<text:line-break/>on your lap in the easy chair</text:p>
      <text:p text:style-name="Text_20_body">in the dream the other dream<text:line-break/>in the living room under<text:line-break/>the tree. Why do I feel guilty?</text:p>
      <text:h text:style-name="Heading_20_2" text:outline-level="2">IV</text:h>
      <text:p text:style-name="First_20_paragraph">I wake up in a pool of water<text:line-break/>closed over me like an eyelid.<text:line-break/>There is no longer comfort</text:p>
      <text:p text:style-name="Text_20_body">in staring at the ceiling.<text:line-break/>Its pitch blackness beckons<text:line-break/>into a future of blankness.</text:p>
      <text:p text:style-name="Text_20_body">My body lay still quaking.<text:line-break/>My mind is chained fast<text:line-break/>to the beating of my heart.</text:p>
      <text:h text:style-name="Heading_20_2" text:outline-level="2">V</text:h>
      <text:p text:style-name="First_20_paragraph">I sit up slowly creaking.<text:line-break/>I find myself alone buried<text:line-break/>in an ocean. Far off</text:p>
      <text:p text:style-name="Text_20_body">there is an eagle flying<text:line-break/>toward me. She lands on<text:line-break/>my knee and lays an egg.</text:p>
      <text:p text:style-name="Text_20_body">I think <text:span text:style-name="T1">not</text:span><text:span text:style-name="T2"> </text:span><text:span text:style-name="T3">this</text:span><text:span text:style-name="T4"> </text:span><text:span text:style-name="T5">again</text:span><text:line-break/>something I've never<text:line-break/>thought in my life.</text:p>
      <text:h text:style-name="Heading_20_2" text:outline-level="2">VI</text:h>
      <text:p text:style-name="First_20_paragraph">I think <text:span text:style-name="T6">not</text:span><text:span text:style-name="T7"> </text:span><text:span text:style-name="T8">this</text:span><text:span text:style-name="T9"> </text:span><text:span text:style-name="T10">again</text:span><text:line-break/>something I've never<text:line-break/>thought in my life. Not</text:p>
      <text:p text:style-name="Text_20_body">after losing my car keys<text:line-break/>in the easy chair. Not after<text:line-break/>scratching myself on a branch.</text:p>
      <text:p text:style-name="Text_20_body">Not after finding the thing<text:line-break/>in your dresser drawer that<text:line-break/>night. I remember you suddenly.</text:p>
      <text:h text:style-name="Heading_20_2" text:outline-level="2">VII</text:h>
      <text:p text:style-name="First_20_paragraph">[You run through me<text:line-break/>like rats]rats down an alley.<text:line-break/>You are in my blood.</text:p>
      <text:p text:style-name="Text_20_body">You scared me once<text:line-break/>remember? Jumped out<text:line-break/>of the bathroom door.</text:p>
      <text:p text:style-name="Text_20_body">I fell screaming onto<text:line-break/>the linoleum. Did you<text:line-break/>apologize? Did you need to?</text:p>
      <text:h text:style-name="Heading_20_2" text:outline-level="2">VIII</text:h>
      <text:p text:style-name="First_20_paragraph">The ocean that surrounds me<text:line-break/>creaks like a rocking<text:line-break/>cradle. Your face bright</text:p>
      <text:p text:style-name="Text_20_body">as the moon at eclipse<text:line-break/>and as red. Low song<text:line-break/>my tide stretching</text:p>
      <text:p text:style-name="Text_20_body">to the horizon. Ripples<text:line-break/>on the surface belie<text:line-break/>something bigger beneath.</text:p>
      <text:h text:style-name="Heading_20_2" text:outline-level="2">IX</text:h>
      <text:p text:style-name="First_20_paragraph">In bed I am alone for<text:line-break/>the only time. In bed<text:line-break/>I am a grown man.</text:p>
      <text:p text:style-name="Text_20_body">Below the blankets I<text:line-break/>know you for who you are.<text:line-break/>In bed I see your face</text:p>
      <text:p text:style-name="Text_20_body">pressed against the window.<text:line-break/>I look out and see you<text:line-break/>and I am not afra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 bed</dc:title>
  </office:meta>
</office:document-meta>
</file>